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6.96cm" fo:margin-left="0.064cm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P1" style:family="paragraph" style:parent-style-name="Standard">
      <style:text-properties fo:font-size="16pt" fo:font-weight="bold" officeooo:rsid="000ae4e7" officeooo:paragraph-rsid="000ae4e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35ada" officeooo:paragraph-rsid="00135ad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135ada" officeooo:paragraph-rsid="00135ada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e4e7" officeooo:paragraph-rsid="000ae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2c13" officeooo:paragraph-rsid="000e2c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a446" officeooo:paragraph-rsid="000fa4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9ac" officeooo:paragraph-rsid="00126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ada" officeooo:paragraph-rsid="00135a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9ba" officeooo:paragraph-rsid="0014f9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d87" officeooo:paragraph-rsid="0014f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e4e7" officeooo:paragraph-rsid="000ae4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e4e7" officeooo:paragraph-rsid="000ae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a446" officeooo:paragraph-rsid="000fa4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69ac"/>
    </style:style>
    <style:style style:name="T2" style:family="text">
      <style:text-properties officeooo:rsid="0014f9ba"/>
    </style:style>
    <style:style style:name="T3" style:family="text">
      <style:text-properties officeooo:rsid="0014fd8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69a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s</text:p>
      <text:p text:style-name="P2">Last Updated 9/06/2020</text:p>
      <text:p text:style-name="P1"/>
      <text:p text:style-name="P3">Status: Need more targeted cases based on code. Need more test cases in general. 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4">Scenarios </text:p>
          </table:table-cell>
          <table:table-cell table:style-name="Table1.A1" office:value-type="string">
            <text:p text:style-name="P13">Expected Outcome</text:p>
          </table:table-cell>
          <table:table-cell table:style-name="Table1.A1" office:value-type="string">
            <text:p text:style-name="P13">Actual Outcome</text:p>
          </table:table-cell>
          <table:table-cell table:style-name="Table1.D1" office:value-type="string">
            <text:p text:style-name="P13">Comments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2">Cor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Robot left of line</text:p>
          </table:table-cell>
          <table:table-cell table:style-name="Table1.A2" office:value-type="string">
            <text:p text:style-name="P10">Moves closer to centre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>Robot Right of line</text:p>
          </table:table-cell>
          <table:table-cell table:style-name="Table1.A2" office:value-type="string">
            <text:p text:style-name="P10">Moves closer to centre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>Robot straight on line</text:p>
          </table:table-cell>
          <table:table-cell table:style-name="Table1.A2" office:value-type="string">
            <text:p text:style-name="P10">Keeps moving forward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>Robot hitting object</text:p>
          </table:table-cell>
          <table:table-cell table:style-name="Table1.A2" office:value-type="string">
            <text:p text:style-name="P10">Either reverses course and tries to move around obstacle or restarts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6">Robot takes picture</text:p>
          </table:table-cell>
          <table:table-cell table:style-name="Table1.A2" office:value-type="string">
            <text:p text:style-name="P10">Should load correctly into program and be processed.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6">Robot sets motors</text:p>
          </table:table-cell>
          <table:table-cell table:style-name="Table1.A2" office:value-type="string">
            <text:p text:style-name="P10">Motor speeds should be set accordingly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8">Robot travels wrong way</text:p>
          </table:table-cell>
          <table:table-cell table:style-name="Table1.A2" office:value-type="string">
            <text:p text:style-name="P10">Detects incorrect travel direction if programmed to and turns around.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9">Robot reaches flag</text:p>
          </table:table-cell>
          <table:table-cell table:style-name="Table1.A2" office:value-type="string">
            <text:p text:style-name="P10">stops/finishes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><text:span text:style-name="T4">Completion/</text:span><text:span text:style-name="T5">Challenge</text:span><text:span text:style-name="T1"> 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>Robot towards left wall</text:p>
          </table:table-cell>
          <table:table-cell table:style-name="Table1.A2" office:value-type="string">
            <text:p text:style-name="P10">Moves closer to centre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>Robot towards right wall</text:p>
          </table:table-cell>
          <table:table-cell table:style-name="Table1.A2" office:value-type="string">
            <text:p text:style-name="P10">Moves closer to centr<text:span text:style-name="T3">e</text:span>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>Robot in centre of path</text:p>
          </table:table-cell>
          <table:table-cell table:style-name="Table1.A2" office:value-type="string">
            <text:p text:style-name="P11">Keeps moving foward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12">Challeng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12">Other test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5">Robot cannot connect to server</text:p>
          </table:table-cell>
          <table:table-cell table:style-name="Table1.A2" office:value-type="string">
            <text:p text:style-name="P11">Displays helpful error message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7">Code Compile</text:p>
          </table:table-cell>
          <table:table-cell table:style-name="Table1.A2" office:value-type="string">
            <text:p text:style-name="P11">Code should compile <text:soft-page-break/>properly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Install instructions working.</text:p>
          </table:table-cell>
          <table:table-cell table:style-name="Table1.A2" office:value-type="string">
            <text:p text:style-name="P11">Install instructions should be readable and work. With code running as an end result.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20:49:01.829000000</meta:creation-date>
    <dc:date>2020-06-09T21:22:39.157000000</dc:date>
    <meta:editing-duration>PT23M21S</meta:editing-duration>
    <meta:editing-cycles>7</meta:editing-cycles>
    <meta:generator>LibreOffice/6.4.4.2$Windows_X86_64 LibreOffice_project/3d775be2011f3886db32dfd395a6a6d1ca2630ff</meta:generator>
    <meta:document-statistic meta:table-count="1" meta:image-count="0" meta:object-count="0" meta:page-count="2" meta:paragraph-count="39" meta:word-count="161" meta:character-count="1014" meta:non-whitespace-character-count="889"/>
  </office:meta>
</office:document-meta>
</file>